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3-01-26 0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12-21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11-30 0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9-1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7-2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6-2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5-2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3-26 0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2-01-07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1-11-0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1-08-28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1-07-01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1-02-18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1-01-28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12-17 0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11-25 0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10-20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9-30 0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7-24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6-25 0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5-27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4-30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3-25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2-19 0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20-01-22 0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11-27 0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10-16 0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9-13 0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7564" calcext:value-type="float">
            <text:p>14.0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9484" calcext:value-type="float">
            <text:p>14.15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9484" calcext:value-type="float">
            <text:p>14.15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012116214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21" meta:object-count="0"/>
    <meta:user-defined meta:name="AppVersion">3.0</meta:user-defined>
  </office:meta>
</office:document-meta>
</file>